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outing Concerns [Rails 4 Countdown to 2013]</text:h>
      <text:p text:style-name="Text_20_body">Bài viết này là 1 phần của series <text:a xlink:type="simple" xlink:href="http://blog.remarkablelabs.com/2012/11/rails-4-countdown-to-2013"><text:span text:style-name="Emphasis">31 bài viết về Rails 4 được công bố mỗi ngày trong 12/2012</text:span></text:a></text:p>
      <text:p text:style-name="Text_20_body">Trong Rails <text:span text:style-name="Source_20_Text">config/routes.rb</text:span> chịu trách nhiệm trong việc map URLs đến các actions của <text:span text:style-name="Source_20_Text">controller</text:span>. Trong những năm qua, những sự bổ sung hữu ích được thêm vào để làm nhỏ file này xuống cho các developers, <office:annotation><dc:creator>chu.anh.tuan </dc:creator><dc:date>2013-10-11T08:43:27</dc:date><text:p text:style-name="P2"><text:span text:style-name="T1">ý rằng: chúng ta đã có thể dừng việc lặp lại này, tức là dừng cái việc làm gọn file</text:span></text:p></office:annotation>chúng ta có thể dừng việc lặp lại chính mình. Một ví dụ <office:annotation><dc:creator>chu.anh.tuan </dc:creator><dc:date>2013-10-11T08:45:00</dc:date><text:p text:style-name="P2"><text:span text:style-name="T1">là</text:span></text:p></office:annotation>của phương thức điều hướng resources, <office:annotation><dc:creator>chu.anh.tuan </dc:creator><dc:date>2013-10-11T08:45:17</dc:date><text:p text:style-name="P2"><text:span text:style-name="T1">sai ý</text:span></text:p></office:annotation>dùng để map 4 routes đã được đặt tên tới 7 actions trong controller dựa trên phương thức request HTTP.</text:p>
      <text:p text:style-name="Text_20_body">Với Rails 4, routing concerns đã được thêm vào router. Routing concerns cho phép bạn khai báo routes chung, mà có thể kết hợp vào trong các resources và routes khác.</text:p>
      <text:h text:style-name="Heading_20_2" text:outline-level="2">Ví dụ</text:h>
      <text:p text:style-name="Text_20_body">Một ví dụ chung của sự trùng lặp trong file <text:span text:style-name="Source_20_Text">config/routes.rb</text:span> xảy ra khi có 1 mối quan hệ đa hình được nested dưới resource cha. Đây là một ví dụ:</text:p>
      <text:h text:style-name="Heading_20_3" text:outline-level="3">Trong Rails 3</text:h>
      <text:p text:style-name="Preformatted_20_Text">Older::Application.routes.draw do</text:p>
      <text:p text:style-name="Preformatted_20_Text"><text:s text:c="2"/>resources :projects do</text:p>
      <text:p text:style-name="Preformatted_20_Text"><text:s text:c="4"/>resources :comments</text:p>
      <text:p text:style-name="Preformatted_20_Text"><text:s text:c="2"/>end</text:p>
      <text:p text:style-name="Preformatted_20_Text"/>
      <text:p text:style-name="Preformatted_20_Text"><text:s text:c="2"/>resources :tasks do</text:p>
      <text:p text:style-name="Preformatted_20_Text"><text:s text:c="4"/>resources :comments</text:p>
      <text:p text:style-name="Preformatted_20_Text"><text:s text:c="2"/>end</text:p>
      <text:p text:style-name="Preformatted_20_Text"/>
      <text:p text:style-name="Preformatted_20_Text"><text:s text:c="2"/>resources :articles do</text:p>
      <text:p text:style-name="Preformatted_20_Text"><text:s text:c="4"/>resources :comments</text:p>
      <text:p text:style-name="Preformatted_20_Text"><text:s text:c="2"/>end</text:p>
      <text:p text:style-name="P1">end</text:p>
      <text:h text:style-name="Heading_20_3" text:outline-level="3">Trong Rails 4</text:h>
      <text:p text:style-name="Text_20_body">Sử dụng hàm <text:span text:style-name="Source_20_Text">concern</text:span> khi routing, chúng ta có thể định nghĩa những routes chung. Tất cả routes nằm trong một concern sẽ không <office:annotation><dc:creator>chu.anh.tuan </dc:creator><dc:date>2013-10-11T08:49:22</dc:date><text:p text:style-name="P2"><text:span text:style-name="T1">được</text:span></text:p></office:annotation> mặc định <office:annotation><dc:creator>chu.anh.tuan </dc:creator><dc:date>2013-10-11T08:49:37</dc:date><text:p text:style-name="P2"><text:span text:style-name="T1">để nguyên include</text:span></text:p></office:annotation>bao gồm <office:annotation><dc:creator>chu.anh.tuan </dc:creator><dc:date>2013-10-11T08:49:53</dc:date><text:p text:style-name="P2"><text:span text:style-name="T1">trong</text:span></text:p></office:annotation> routes của bạn. Concern routes sẽ chỉ được <office:annotation><dc:creator>chu.anh.tuan </dc:creator><dc:date>2013-10-11T08:50:16</dc:date><text:p text:style-name="P2"><text:span text:style-name="T1">để nguyên là include</text:span></text:p></office:annotation>thêm vào trong một resource bằng cách dùng option <text:span text:style-name="Source_20_Text">:concerns</text:span>. <text:span text:style-name="Source_20_Text">:concerns</text:span> option có thể chấp nhận một hoặc nhiều concerns nữa.</text:p>
      <text:p text:style-name="Preformatted_20_Text">Newer::Application.routes.draw do</text:p>
      <text:p text:style-name="Preformatted_20_Text"><text:s text:c="2"/>concern :commentable do</text:p>
      <text:p text:style-name="Preformatted_20_Text"><text:s text:c="4"/>resources :comments</text:p>
      <text:p text:style-name="Preformatted_20_Text"><text:s text:c="2"/>end</text:p>
      <text:p text:style-name="Preformatted_20_Text"/>
      <text:p text:style-name="Preformatted_20_Text"><text:s text:c="2"/>resources :projects, concerns: :commentable</text:p>
      <text:p text:style-name="Preformatted_20_Text"><text:s text:c="2"/>resources :tasks, concerns: :commentable</text:p>
      <text:p text:style-name="Preformatted_20_Text"><text:s text:c="2"/>resources :articles, concerns: :commentable</text:p>
      <text:p text:style-name="P1">end</text:p>
      <text:h text:style-name="Heading_20_2" text:outline-level="2"><text:soft-page-break/>Upgrade Path</text:h>
      <text:p text:style-name="Text_20_body">Nếu có một cái gì đó bạn muốn thử trong ứng dụng Rails 3.2, bạn có thể sử dụng 1 gem tên là "routing_concerns". Đã được merged vào Rails code b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anh.tuan </meta:initial-creator>
    <meta:creation-date>2013-10-11T08:41:42</meta:creation-date>
    <dc:date>2013-10-11T08:50:24</dc:date>
    <dc:creator>chu.anh.tuan </dc:creator>
    <meta:editing-duration>PT8M12S</meta:editing-duration>
    <meta:editing-cycles>7</meta:editing-cycles>
    <meta:generator>LibreOffice/3.5$Linux_X86_64 LibreOffice_project/350m1$Build-2</meta:generator>
    <meta:document-statistic meta:table-count="0" meta:image-count="0" meta:object-count="0" meta:page-count="2" meta:paragraph-count="30" meta:word-count="313" meta:character-count="1763" meta:non-whitespace-character-count="1447"/>
  </office:meta>
</office:document-meta>
</file>